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text-properties fo:color="#000000" style:font-name="Calibri" fo:language="en" fo:country="GB" style:font-name-complex="Calibri1"/>
    </style:style>
    <style:style style:name="P2" style:family="paragraph" style:parent-style-name="Standard_20__28_user_29_">
      <style:text-properties fo:color="#000000" style:font-name="Calibri" fo:language="en" fo:country="GB" style:font-name-complex="Calibri1" style:font-weight-complex="bold"/>
    </style:style>
    <style:style style:name="P3" style:family="paragraph" style:parent-style-name="Standard_20__28_user_29_">
      <style:text-properties style:font-name="Calibri" fo:language="en" fo:country="GB" fo:font-weight="bold" style:font-weight-asian="bold" style:font-name-complex="Calibri1" style:font-weight-complex="bold"/>
    </style:style>
    <style:style style:name="P4" style:family="paragraph" style:parent-style-name="Standard_20__28_user_29_">
      <style:text-properties style:font-name="Calibri" fo:language="en" fo:country="GB" style:font-name-complex="Calibri1"/>
    </style:style>
    <style:style style:name="P5" style:family="paragraph" style:parent-style-name="Standard_20__28_user_29_">
      <style:text-properties style:font-name="Calibri" fo:language="en" fo:country="GB" style:text-underline-style="solid" style:text-underline-width="auto" style:text-underline-color="font-color" style:font-name-complex="Calibri1"/>
    </style:style>
    <style:style style:name="P6" style:family="paragraph" style:parent-style-name="List_20_Paragraph" style:list-style-name="WWNum2">
      <style:text-properties fo:color="#000000" style:font-name="Calibri" fo:language="en" fo:country="GB" style:font-name-complex="Calibri1" style:font-weight-complex="bold"/>
    </style:style>
    <style:style style:name="P7" style:family="paragraph" style:parent-style-name="Standard_20__28_user_29_" style:master-page-name="Standard">
      <style:paragraph-properties fo:text-align="center" style:justify-single-word="false" style:page-number="auto"/>
      <style:text-properties fo:color="#ff0000" style:font-name="Calibri" fo:font-size="32pt" fo:language="en" fo:country="GB" fo:font-weight="bold" style:font-size-asian="32pt" style:font-weight-asian="bold" style:font-name-complex="Calibri1" style:font-size-complex="32pt" style:font-weight-complex="bold"/>
    </style:style>
    <style:style style:name="P8" style:family="paragraph" style:parent-style-name="Standard_20__28_user_29_">
      <style:paragraph-properties fo:text-align="center" style:justify-single-word="false"/>
      <style:text-properties fo:color="#ff0000" style:font-name="Calibri" fo:font-size="32pt" fo:language="en" fo:country="GB" fo:font-weight="bold" style:font-size-asian="32pt" style:font-weight-asian="bold" style:font-name-complex="Calibri1" style:font-size-complex="32pt" style:font-weight-complex="bold"/>
    </style:style>
    <style:style style:name="P9" style:family="paragraph" style:parent-style-name="Standard_20__28_user_29_">
      <style:text-properties fo:color="#ff0000" style:font-name="Calibri" fo:font-size="16pt" fo:language="en" fo:country="GB" fo:font-weight="bold" style:font-size-asian="16pt" style:font-weight-asian="bold" style:font-name-complex="Calibri1" style:font-size-complex="16pt" style:font-weight-complex="bold"/>
    </style:style>
    <style:style style:name="P10" style:family="paragraph" style:parent-style-name="Standard_20__28_user_29_">
      <style:text-properties fo:color="#000000" style:font-name="Calibri" fo:language="en" fo:country="GB" style:font-name-complex="Calibri1"/>
    </style:style>
    <style:style style:name="P11" style:family="paragraph" style:parent-style-name="Standard_20__28_user_29_">
      <style:text-properties fo:color="#000000" style:font-name="Calibri" fo:language="en" fo:country="GB" style:font-name-complex="Calibri1" style:font-weight-complex="bold"/>
    </style:style>
    <style:style style:name="P12" style:family="paragraph" style:parent-style-name="Standard_20__28_user_29_" style:list-style-name="WWNum2">
      <style:text-properties fo:color="#000000" style:font-name="Calibri" fo:language="en" fo:country="GB" style:font-name-complex="Calibri1" style:font-weight-complex="bold"/>
    </style:style>
    <style:style style:name="P13" style:family="paragraph" style:parent-style-name="Standard_20__28_user_29_" style:list-style-name="WWNum2">
      <style:text-properties fo:color="#000000" style:font-name="Calibri" fo:language="en" fo:country="GB" style:font-name-complex="Calibri1"/>
    </style:style>
    <style:style style:name="P14" style:family="paragraph" style:parent-style-name="Standard_20__28_user_29_">
      <style:paragraph-properties fo:text-align="center" style:justify-single-word="false"/>
      <style:text-properties fo:color="#000000" style:font-name="Calibri" fo:language="en" fo:country="GB" style:font-name-complex="Calibri1"/>
    </style:style>
    <style:style style:name="P15" style:family="paragraph" style:parent-style-name="Standard_20__28_user_29_" style:list-style-name="WWNum2">
      <style:text-properties fo:color="#000000" style:font-name="Calibri" fo:language="en" fo:country="GB" fo:font-weight="bold" style:font-weight-asian="bold" style:font-name-complex="Calibri1" style:font-weight-complex="bold"/>
    </style:style>
    <style:style style:name="P16" style:family="paragraph" style:parent-style-name="Standard_20__28_user_29_">
      <style:paragraph-properties fo:text-align="center" style:justify-single-word="false"/>
      <style:text-properties fo:color="#000000" style:font-name="Calibri" fo:font-size="16pt" fo:language="en" fo:country="GB" fo:font-weight="bold" style:font-size-asian="16pt" style:font-weight-asian="bold" style:font-name-complex="Calibri1" style:font-size-complex="16pt" style:font-weight-complex="bold"/>
    </style:style>
    <style:style style:name="P17" style:family="paragraph" style:parent-style-name="Standard_20__28_user_29_" style:list-style-name="WWNum2"/>
    <style:style style:name="P18" style:family="paragraph" style:parent-style-name="Standard_20__28_user_29_">
      <style:text-properties style:font-name="Calibri" fo:language="en" fo:country="GB" fo:font-weight="bold" style:font-weight-asian="bold" style:font-name-complex="Calibri1" style:font-weight-complex="bold"/>
    </style:style>
    <style:style style:name="P19" style:family="paragraph" style:parent-style-name="Standard_20__28_user_29_">
      <style:text-properties style:font-name="Calibri" fo:language="en" fo:country="GB" style:font-name-complex="Calibri1"/>
    </style:style>
    <style:style style:name="P20" style:family="paragraph" style:parent-style-name="Standard_20__28_user_29_">
      <style:paragraph-properties fo:break-before="page"/>
      <style:text-properties fo:color="#ff0000" style:font-name="Calibri" fo:font-size="16pt" fo:language="en" fo:country="GB" fo:font-weight="bold" style:font-size-asian="16pt" style:font-weight-asian="bold" style:font-name-complex="Calibri1" style:font-size-complex="16pt" style:font-weight-complex="bold"/>
    </style:style>
    <style:style style:name="T1" style:family="text">
      <style:text-properties fo:color="#000000" style:font-name="Calibri" fo:language="en" fo:country="GB" style:font-name-complex="Calibri1"/>
    </style:style>
    <style:style style:name="T2" style:family="text">
      <style:text-properties fo:color="#000000" style:font-name="Calibri" fo:language="en" fo:country="GB" style:font-name-complex="Calibri1" style:font-weight-complex="bold"/>
    </style:style>
    <style:style style:name="T3" style:family="text">
      <style:text-properties fo:color="#000000" style:font-name="Calibri" fo:language="en" fo:country="GB" officeooo:rsid="0010401a" style:font-name-complex="Calibri1" style:font-weight-complex="bold"/>
    </style:style>
    <style:style style:name="T4" style:family="text">
      <style:text-properties fo:color="#000000" style:font-name="Calibri" fo:language="en" fo:country="GB" style:text-underline-style="solid" style:text-underline-width="auto" style:text-underline-color="font-color" style:font-name-complex="Calibri1"/>
    </style:style>
    <style:style style:name="T5" style:family="text">
      <style:text-properties fo:color="#000000" style:font-name="Calibri" fo:language="en" fo:country="GB" fo:font-weight="bold" style:font-weight-asian="bold" style:font-name-complex="Calibri1" style:font-weight-complex="bold"/>
    </style:style>
    <style:style style:name="T6" style:family="text">
      <style:text-properties style:font-name="Calibri" fo:language="en" fo:country="GB" style:font-name-complex="Calibri1"/>
    </style:style>
    <style:style style:name="T7" style:family="text">
      <style:text-properties style:font-name="Calibri" fo:language="en" fo:country="GB" style:font-name-complex="Calibri1" style:font-weight-complex="bold"/>
    </style:style>
    <style:style style:name="T8" style:family="text">
      <style:text-properties style:font-name="Calibri" fo:language="en" fo:country="GB" officeooo:rsid="00118d92" style:font-name-complex="Calibri1" style:font-weight-complex="bold"/>
    </style:style>
    <style:style style:name="T9" style:family="text">
      <style:text-properties style:font-name="Calibri" fo:language="en" fo:country="GB" officeooo:rsid="00115233" style:font-name-complex="Calibri1"/>
    </style:style>
    <style:style style:name="T10" style:family="text">
      <style:text-properties fo:color="#2e74b5" style:font-name="Calibri" fo:language="en" fo:country="GB" style:font-name-complex="Calibri1"/>
    </style:style>
    <style:style style:name="T11" style:family="text">
      <style:text-properties fo:color="#2e74b5" style:font-name="Calibri" fo:language="en" fo:country="GB" style:font-name-complex="Calibri1" style:font-weight-complex="bold"/>
    </style:style>
    <style:style style:name="T12" style:family="text">
      <style:text-properties fo:color="#c45911" style:font-name="Calibri" fo:language="en" fo:country="GB" style:font-name-complex="Calibri1"/>
    </style:style>
    <style:style style:name="T13" style:family="text">
      <style:text-properties fo:font-weight="bold" style:font-weight-asian="bold"/>
    </style:style>
    <style:style style:name="T14" style:family="text">
      <style:text-properties officeooo:rsid="00054bac"/>
    </style:style>
    <style:style style:name="T15" style:family="text">
      <style:text-properties officeooo:rsid="00057475"/>
    </style:style>
    <style:style style:name="T16" style:family="text">
      <style:text-properties officeooo:rsid="00072930"/>
    </style:style>
    <style:style style:name="T17" style:family="text">
      <style:text-properties officeooo:rsid="0008c382"/>
    </style:style>
    <style:style style:name="T18" style:family="text">
      <style:text-properties officeooo:rsid="0009ba69"/>
    </style:style>
    <style:style style:name="T19" style:family="text">
      <style:text-properties officeooo:rsid="000a9807"/>
    </style:style>
    <style:style style:name="T20" style:family="text">
      <style:text-properties officeooo:rsid="000bd884"/>
    </style:style>
    <style:style style:name="T21" style:family="text">
      <style:text-properties officeooo:rsid="000c5a6e"/>
    </style:style>
    <style:style style:name="T22" style:family="text">
      <style:text-properties officeooo:rsid="001040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mpire Earth</text:p>
      <text:p text:style-name="P8">DB Editor</text:p>
      <text:p text:style-name="P1"/>
      <text:p text:style-name="P9">Introduction:</text:p>
      <text:p text:style-name="P1">You may know the great tools called EE Unit Editor 1 and EE Unit Editor 2.</text:p>
      <text:p text:style-name="P1">These tools allow you to open and edit some dat files of the game, but up to a limited extends.</text:p>
      <text:p text:style-name="P1">There were many unknown values in dat files at the times they were created, and there are still many unknown values.</text:p>
      <text:p text:style-name="P1">In all these years the community made many progresses and discovered new values in these files, but nobody is updating those tools, which are now obsolete.</text:p>
      <text:p text:style-name="P1">So I decided to create this new tool, which will be maintained by the whole community, as it's completely open source!</text:p>
      <text:p text:style-name="Standard_20__28_user_29_"><text:span text:style-name="T1">The source code is on </text:span><text:a xlink:type="simple" xlink:href="https://github.com/Forlini91/Empire-Earth---DB-Editor" text:style-name="Internet_20_link" text:visited-style-name="Visited_20_Internet_20_Link"><text:span text:style-name="Internet_20_link"><text:span text:style-name="T6">GitHub</text:span></text:span></text:a><text:span text:style-name="T1">.</text:span></text:p>
      <text:p text:style-name="Standard_20__28_user_29_"><text:span text:style-name="T1">The official discussion thread is on </text:span><text:a xlink:type="simple" xlink:href="http://ee.heavengames.com/cgi-bin/forums/display.cgi?action=ct&amp;f=3,38362,,365" text:style-name="Internet_20_link" text:visited-style-name="Visited_20_Internet_20_Link"><text:span text:style-name="Internet_20_link"><text:span text:style-name="T6">Empire Earth Heaven</text:span></text:span></text:a><text:span text:style-name="T1">.</text:span></text:p>
      <text:p text:style-name="P1"/>
      <text:p text:style-name="P9">Description</text:p>
      <text:p text:style-name="P1">EE DB Editor is a tool written in Java which can open and edit a wide range of dat files.</text:p>
      <text:p text:style-name="P1">The program uses a simple interface where it shows the entries of the dat files and the all know or unknown values.</text:p>
      <text:p text:style-name="P1">All them can be changed at will, but be careful: we still don't know what the "unknown" values do, so they can potentially break the game or make it crash! You can make tests and try to guess what those unknown values do, then report your finds on GitHub.</text:p>
      <text:p text:style-name="Standard_20__28_user_29_"><text:span text:style-name="T1">Any change need to be manually saved to </text:span><text:span text:style-name="T4">prevent</text:span><text:span text:style-name="T1"> unwanted changes: change the values of entry, click Save Entry, repeat with other entries, and finally click on "Save to file". The program also creates a backup of the previous/original db file, should anything bad happens.</text:span></text:p>
      <text:p text:style-name="P1"/>
      <text:p text:style-name="P9">Basic usage</text:p>
      <text:list xml:id="list4255958270" text:style-name="WWNum2">
        <text:list-item>
          <text:p text:style-name="P17"><text:span text:style-name="T5">Main menu<text:line-break/></text:span><text:span text:style-name="T1">The usage is very simple.</text:span><text:span text:style-name="T5"><text:line-break/></text:span><text:span text:style-name="T1">The program will initially ask you to choose the version of the game (Vanilla or AOC). This choice can't be changed, unless you close and reopen the program.<text:line-break/>Now click on "Load dat files", select the directory where the files are located and the program will go there and search all the supported dat files.</text:span><text:span text:style-name="T5"><text:line-break/></text:span><text:span text:style-name="T1">Then it asks you which files to load. Be careful: some files (especially dbobjects.dat and dbtechtree.dat) have links to other files, so you need to load these "requirements" too.</text:span><text:span text:style-name="T5"><text:line-break/></text:span><text:span text:style-name="T1">When it finishes loading, it will return to the main menu and will show, on the right side, the list of all loaded files.</text:span><text:span text:style-name="T5"><text:line-break/></text:span><text:span text:style-name="T1">Select a file to open the editor window for that dat file.<text:line-break/></text:span></text:p>
        </text:list-item>
        <text:list-item>
          <text:p text:style-name="P17"><text:span text:style-name="T5">Editor window<text:line-break/></text:span><text:span text:style-name="T1">On the left side there a list which contains the entries defined in the file: you can click on an entry to see and edit its values.</text:span><text:span text:style-name="T5"><text:line-break/></text:span><text:span text:style-name="T1">In dbTechTree.dat there's also a second list which contains all epochs: select an epoch to see its entries.</text:span><text:span text:style-name="T5"><text:line-break/></text:span><text:span text:style-name="T1">On the right side there's a big area with many fields: these represents the values contained in the file for the selected entry, in integer/float/string readable format. You can change these values at will and confirm the changes by clicking on the button "Save entry" below. If you click another entry without saving the changes will be lost.</text:span><text:span text:style-name="T5"><text:line-break/></text:span><text:span text:style-name="T1">When you're done with changes, click on "Save to file" on the top bar (don't forget it, else your changes will be lost!)</text:span><text:span text:style-name="T5"><text:line-break/></text:span><text:span text:style-name="T1">There are two context menu: one when you right-click on an entry in the list, one when you click a field.</text:span><text:span text:style-name="T5"><text:line-break/></text:span><text:span text:style-name="T1">Every menu will offer different options for every entry/field</text:span><text:span text:style-name="T5"><text:line-break/></text:span><text:span text:style-name="T1">Below the list of entries there's a search box you can use to search an entry by name or ID.</text:span><text:span text:style-name="T5"><text:line-break/><text:line-break/></text:span><text:span text:style-name="T1">There are "link" fields, which contains link which point to other entries either in the same file or in another one.<text:line-break/>These fields appear as a Combo box which contains the list of all currently known values.<text:line-break/>When you type in these fields the program will automatically try to help you in the search. Be careful: these lists don't refresh automatically when you change the IDs or add/remove entries.</text:span><text:span text:style-name="T5"><text:line-break/></text:span><text:span text:style-name="T1">You need to either close/reopen the window or right click on fields and select "Refresh list".<text:line-break/></text:span></text:p>
        </text:list-item>
        <text:list-item>
          <text:p text:style-name="P15"><text:bookmark text:name="_GoBack"/><text:soft-page-break/>Details and features</text:p>
          <text:list>
            <text:list-item>
              <text:p text:style-name="P12"><text:span text:style-name="T13">Files:</text:span></text:p>
              <text:list>
                <text:list-item>
                  <text:p text:style-name="P12">You can open multiple files at the same time.</text:p>
                </text:list-item>
                <text:list-item>
                  <text:p text:style-name="P12">You can open the same file in multiple windows: SHIFT + click on the file's button to open a new window</text:p>
                </text:list-item>
                <text:list-item>
                  <text:p text:style-name="P12"><text:span text:style-name="T14">You can safety</text:span> save <text:span text:style-name="T14">a file </text:span>even when there are multiple windows</text:p>
                </text:list-item>
                <text:list-item>
                  <text:p text:style-name="P12">When you save, the editor automatically creates a backup of the previous version with extension “.bak”, so you can recover it in case something bad happens (either a bad change or a bug in the editor).</text:p>
                </text:list-item>
                <text:list-item>
                  <text:p text:style-name="P12">The editor also saves <text:span text:style-name="T15">(only </text:span>once<text:span text:style-name="T15">)</text:span> a backup with extension “.orig”. This file <text:span text:style-name="T15">will never be</text:span> overwritten, so it can be used as a checkpoint which allow you to revert to a previous "stable" state. When you reach another "stable" state, <text:span text:style-name="T15">you can </text:span>delete it and let the editor create a new one <text:span text:style-name="T15">on the next save</text:span>.</text:p>
                </text:list-item>
              </text:list>
            </text:list-item>
            <text:list-item>
              <text:p text:style-name="P15">List of entries:</text:p>
              <text:list>
                <text:list-item>
                  <text:p text:style-name="P6">The program automatically hides all undefined entries from the lists (which are entries with <text:span text:style-name="T16">an invalid</text:span> ID or Sequence Number), but you can force it to show them with a check box (which is always placed near the relative list), <text:span text:style-name="T16">in order to edit them and make them valid entries</text:span>.</text:p>
                </text:list-item>
                <text:list-item>
                  <text:p text:style-name="P13"><text:span text:style-name="T16">You can reorder the entries in the list: select an entry, hold </text:span>CTRL <text:span text:style-name="T16">and use </text:span>Up/Down arrow keys to move the selected entry up or down. If you also hold SHIFT, the entry will move 10 steps at time.</text:p>
                </text:list-item>
                <text:list-item>
                  <text:p text:style-name="P12">Right-click on an entry to show its context menu: if the file supports it, you can add/remove/duplicate entries, you can copy/past values between entries (except for ID and Sequence Number), search all links to this entry or quickly jump to <text:span text:style-name="T17">an </text:span>associated entr<text:span text:style-name="T17">y</text:span> (even in other files).</text:p>
                </text:list-item>
                <text:list-item>
                  <text:p text:style-name="P12">Adding a new entry will assign it the default values used by "undefined" entries, so you need to manually configure them (except for ID and Sequence Number, which will have the first unused number).</text:p>
                </text:list-item>
              </text:list>
            </text:list-item>
          </text:list>
        </text:list-item>
      </text:list>
      <text:p text:style-name="P2"/>
      <text:list xml:id="list174958456966460" text:continue-numbering="true" text:style-name="WWNum2">
        <text:list-item>
          <text:list>
            <text:list-item>
              <text:p text:style-name="P15">Fields and values:</text:p>
              <text:list>
                <text:list-item>
                  <text:p text:style-name="P12">dbtechree.dat and dbevents.dat are special, as their entries may contains a dynamic number of fields, placed at the end of the entry (so the size of each entry <text:span text:style-name="T17">vary, </text:span>depend<text:span text:style-name="T18">ing</text:span> on <text:span text:style-name="T19">its </text:span>"extra" entries).<text:line-break/>In those files you'll find 2 buttons at the bottom: "Add field” which add a new extra field, "Remove field” which remove the last extra field (if any).</text:p>
                </text:list-item>
                <text:list-item>
                  <text:p text:style-name="P12">If a field contains a Link, you can CTRL+Click on the field to open the link, possibly re-using an already opened window for that file, if any, <text:span text:style-name="T20">but</text:span> <text:span text:style-name="T20">y</text:span>ou can SHIFT+CTRL+Click to force open the link in a new window.</text:p>
                </text:list-item>
                <text:list-item>
                  <text:p text:style-name="P12">Right-click on a field to show its context menu. It will offer options to search similar values or all values used in the field, mark all unused/interesting fields (fields which contains very few different values), refresh the list of entries (only in link fields), or few unique options <text:span text:style-name="T21">on specific </text:span>field<text:span text:style-name="T21">s</text:span>.</text:p>
                </text:list-item>
              </text:list>
            </text:list-item>
            <text:list-item>
              <text:p text:style-name="P15">Search and menus:</text:p>
              <text:list>
                <text:list-item>
                  <text:p text:style-name="P12">You can search both in the search box below the entries and in link fields:</text:p>
                  <text:list>
                    <text:list-item>
                      <text:p text:style-name="P17"><text:span text:style-name="T2">In the </text:span><text:span text:style-name="T3">entries </text:span><text:span text:style-name="T2">search box, </text:span><text:span text:style-name="T3">just type the ID or name and the list will show the search results</text:span><text:span text:style-name="T2">.</text:span></text:p>
                    </text:list-item>
                    <text:list-item>
                      <text:p text:style-name="P12">In link fields, you can use keys Enter/Tab to select the result, Ctrl+Enter and Shift+Enter to search the next/previous match.</text:p>
                    </text:list-item>
                  </text:list>
                </text:list-item>
                <text:list-item>
                  <text:p text:style-name="P12">There's a menu bar above, which allow you to save all changes to file, adjust the number of columns, show a complete list of entries in plain text you can copy/paste, or make an advanced search</text:p>
                </text:list-item>
                <text:list-item>
                  <text:p text:style-name="P12">The number of columns is no<text:span text:style-name="T22">t</text:span> saved, but I tried to set them to an optimal value for each file.</text:p>
                </text:list-item>
                <text:list-item>
                  <text:p text:style-name="P12">With the advanced search you can specify any number of filters to search for entries which match them all.</text:p>
                </text:list-item>
              </text:list>
            </text:list-item>
          </text:list>
        </text:list-item>
      </text:list>
      <text:p text:style-name="P1"/>
      <text:p text:style-name="P1"/>
      <text:p text:style-name="P1"/>
      <text:p text:style-name="P9">Known Issues:</text:p>
      <text:p text:style-name="P2">Java can't read the file Language.dll. The languages you see in the editor are the vanilla/AOC default languages I hardcoded in the editor. This means you need an external tool like ResHack to change the languages, and the editor won't be able to see the changes you made nor the new language entries you created, but you can still manually manually type the Language ID in the language fields without problem.</text:p>
      <text:p text:style-name="P20">Basic actions:</text:p>
      <text:p text:style-name="P3"/>
      <text:p text:style-name="P3">Load the files:</text:p>
      <text:p text:style-name="Standard_20__28_user_29_"><text:span text:style-name="T7">No seriously, do you really need a guide for this? Click on </text:span><text:span text:style-name="T11">Load dat files</text:span><text:span text:style-name="T7">, select the folder which contains the db files, select the files you want to load and confirm. </text:span><text:span text:style-name="T8">If you select a file, all requirements are automatically selected as well. In a similar way, if you deselect a file, all other files which require this file will be deselected as well.</text:span></text:p>
      <text:p text:style-name="P3"/>
      <text:p text:style-name="P3">Change the values of the entries:</text:p>
      <text:p text:style-name="Standard_20__28_user_29_"><text:span text:style-name="T6">Easier than 2+2 (if your answer is not "4", you have a serious problem!): open any db file, select any entry in the list, change as many fields as you want, then click </text:span><text:span text:style-name="T10">Save entry</text:span><text:span text:style-name="T6">. Repeat with as many entries as you want, then click on </text:span><text:span text:style-name="T10">Save to file</text:span><text:span text:style-name="T6">.</text:span></text:p>
      <text:p text:style-name="P4"/>
      <text:p text:style-name="P3">Cancel changes:</text:p>
      <text:p text:style-name="Standard_20__28_user_29_"><text:span text:style-name="T6">If you didn't save the changes made to an entry with the button </text:span><text:span text:style-name="T10">Save entry</text:span><text:span text:style-name="T6">, you can cancel </text:span><text:span text:style-name="T9">said</text:span><text:span text:style-name="T6"> changes by clicking on </text:span><text:span text:style-name="T10">Reset Entry</text:span><text:span text:style-name="T6"> or by selecting another entry.</text:span></text:p>
      <text:p text:style-name="Standard_20__28_user_29_"><text:span text:style-name="T6">If you already saved the entry with the button </text:span><text:span text:style-name="T10">Save entry</text:span><text:span text:style-name="T6">, you can reload the file.</text:span></text:p>
      <text:p text:style-name="P4">If you already saved the file, the editor has created a db*.bak file, which you can rename to db*.dat and recover the previous version of the file. If you saved twice and the db*.bak file has been overwritten, then… dude, you're a disaster!</text:p>
      <text:p text:style-name="P4"/>
      <text:p text:style-name="P3">Add/Remove an extra field for an entry:</text:p>
      <text:p text:style-name="P4">As already stated, in dbtechree.dat and dbevents.dat entries may define extra fields (and they usually do).</text:p>
      <text:p text:style-name="Standard"><text:span text:style-name="T6">Open one of these files and add a new field with the button </text:span><text:span text:style-name="T10">Add field</text:span><text:span text:style-name="T6"> (below the fields). Then remove it with </text:span><text:span text:style-name="T10">Remove field</text:span><text:span text:style-name="T6">.</text:span></text:p>
      <text:p text:style-name="P4"/>
      <text:p text:style-name="P3">Add/Remove an entry in the list of entries:</text:p>
      <text:p text:style-name="P4">Many db files allow you to add/remove entries (while some files define a fixed set of entries and you can't add/remove them).</text:p>
      <text:p text:style-name="Standard_20__28_user_29_"><text:span text:style-name="T6">If the file supports these operation, the </text:span><text:span text:style-name="T10">Add entry </text:span><text:span text:style-name="T6">and </text:span><text:span text:style-name="T10">Remove entry</text:span><text:span text:style-name="T6"> options will appear in the entries context menu.</text:span></text:p>
      <text:p text:style-name="P4">So, open a db file which support this operation, add a new entry, then right click on it and remove it.</text:p>
      <text:p text:style-name="P4"/>
      <text:p text:style-name="P3">Move tech to another epoch:</text:p>
      <text:p text:style-name="P4">This operation is only available to entries in dbTechTree.dat, and appear in the entries context menu.</text:p>
      <text:p text:style-name="Standard_20__28_user_29_"><text:span text:style-name="T6">Go to any epoch, right-click on the entry you want to move, select </text:span><text:span text:style-name="T10">Move to epoch</text:span><text:span text:style-name="T6"> and choose the new epoch.</text:span></text:p>
      <text:p text:style-name="Standard_20__28_user_29_"><text:span text:style-name="T6">The tech will be moved there and it will automatically receive a new </text:span><text:span text:style-name="T12">ID</text:span><text:span text:style-name="T6"> within the epoch's range of IDs (needed change, else the game crash).</text:span></text:p>
      <text:p text:style-name="P4"/>
      <text:p text:style-name="P4"/>
      <text:p text:style-name="P5"/>
      <text:p text:style-name="P5"/>
      <text:p text:style-name="P5"/>
      <text:p text:style-name="P4">Ok, now, you have everything you need to start doing something greater!</text:p>
      <text:p text:style-name="P4">The next section will raise the difficult from Easy to Hard, but if you manage to understand how the whole system works, you can really become an amazing modder for this game!</text:p>
      <text:p text:style-name="P1"/>
      <text:p text:style-name="P1"/>
      <text:p text:style-name="P1"/>
      <text:p text:style-name="P16">Credits:</text:p>
      <text:p text:style-name="P14">Credits go to the EE Heaven community and all its members!</text:p>
      <text:p text:style-name="P14">This program would not exist without all the work done by the community to find what those dat files contains!</text:p>
      <text:p text:style-name="P14">Thank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3.999cm" fo:page-height="32cm" style:num-format="1" style:print-orientation="portrait" fo:margin-top="1cm" fo:margin-bottom="1cm" fo:margin-left="1cm" fo:margin-right="1cm" style:writing-mode="lr-tb" style:layout-grid-color="#c0c0c0" style:layout-grid-lines="30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Forlini</meta:initial-creator>
    <dc:creator>Marco Forlini</dc:creator>
    <meta:editing-cycles>22</meta:editing-cycles>
    <meta:creation-date>2016-09-20T11:32:00</meta:creation-date>
    <dc:date>2018-03-18T17:49:57.905000000</dc:date>
    <meta:editing-duration>PT2H4M</meta:editing-duration>
    <meta:generator>LibreOffice/5.4.4.2$Windows_X86_64 LibreOffice_project/2524958677847fb3bb44820e40380acbe820f960</meta:generator>
    <meta:document-statistic meta:table-count="0" meta:image-count="0" meta:object-count="0" meta:page-count="3" meta:paragraph-count="69" meta:word-count="1832" meta:character-count="10037" meta:non-whitespace-character-count="8296"/>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